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menlo" svg:font-family="menlo, monaco, 'Courier New', Courier, mono, 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74f" officeooo:paragraph-rsid="0010274f"/>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font-style-asian="normal" style:font-style-complex="normal"/>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font-style-asian="normal" style:font-style-complex="normal"/>
    </style:style>
    <style:style style:name="P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4pt" fo:letter-spacing="normal" fo:font-style="italic"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italic" fo:font-weight="normal"/>
    </style:style>
    <style:style style:name="P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6pt" fo:letter-spacing="normal" fo:font-style="normal" fo:font-weight="normal" style:font-size-asian="16pt" style:font-size-complex="16pt"/>
    </style:style>
    <style:style style:name="P8"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6pt" fo:letter-spacing="normal" fo:font-style="normal" fo:font-weight="normal" officeooo:rsid="0010274f" officeooo:paragraph-rsid="0010274f" style:font-size-asian="16pt" style:font-style-asian="normal" style:font-size-complex="16pt" style:font-style-complex="normal"/>
    </style:style>
    <style:style style:name="P9"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6pt" fo:letter-spacing="normal" fo:font-style="normal" fo:font-weight="bold" officeooo:rsid="0010274f" officeooo:paragraph-rsid="0010274f" style:font-size-asian="16pt" style:font-style-asian="normal" style:font-weight-asian="bold" style:font-size-complex="16pt" style:font-style-complex="normal" style:font-weight-complex="bold"/>
    </style:style>
    <style:style style:name="P10"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22pt" fo:letter-spacing="normal" fo:font-style="normal" fo:font-weight="bold" officeooo:rsid="0010274f" officeooo:paragraph-rsid="0010274f" style:font-size-asian="22pt" style:font-style-asian="normal" style:font-weight-asian="bold" style:font-size-complex="22pt" style:font-style-complex="normal" style:font-weight-complex="bold"/>
    </style:style>
    <style:style style:name="P11" style:family="paragraph" style:parent-style-name="Standard">
      <style:text-properties fo:font-weight="bold" officeooo:rsid="0011d06a" officeooo:paragraph-rsid="0011d06a" style:font-weight-asian="bold" style:font-weight-complex="bold"/>
    </style:style>
    <style:style style:name="P12" style:family="paragraph" style:parent-style-name="Standard">
      <style:text-properties fo:font-weight="bold" officeooo:rsid="001a0838" officeooo:paragraph-rsid="001a0838" style:font-weight-asian="bold" style:font-weight-complex="bold"/>
    </style:style>
    <style:style style:name="P13" style:family="paragraph" style:parent-style-name="Standard">
      <style:text-properties fo:font-weight="bold" officeooo:paragraph-rsid="001a0838"/>
    </style:style>
    <style:style style:name="P14" style:family="paragraph" style:parent-style-name="Standard">
      <style:text-properties style:font-name="Times New Roman1" fo:font-size="13pt" fo:font-weight="bold" officeooo:paragraph-rsid="0011d06a" style:font-size-asian="13pt" style:font-weight-asian="bold" style:font-size-complex="13pt" style:font-weight-complex="bold"/>
    </style:style>
    <style:style style:name="P15" style:family="paragraph" style:parent-style-name="Standard">
      <style:text-properties style:font-name="Times New Roman1" fo:font-size="12pt" fo:font-weight="bold" officeooo:rsid="0016bfd0" officeooo:paragraph-rsid="0016bfd0" style:font-size-asian="10.5pt" style:font-weight-asian="bold" style:font-size-complex="12pt" style:font-weight-complex="bold"/>
    </style:style>
    <style:style style:name="P16" style:family="paragraph" style:parent-style-name="Standard">
      <style:text-properties style:font-name="Times New Roman1" fo:font-size="12pt" fo:font-weight="bold" officeooo:rsid="00189e3f" officeooo:paragraph-rsid="00189e3f" style:font-size-asian="10.5pt" style:font-weight-asian="bold" style:font-size-complex="12pt" style:font-weight-complex="bold"/>
    </style:style>
    <style:style style:name="P17" style:family="paragraph" style:parent-style-name="Standard">
      <style:text-properties style:font-name="Times New Roman1" fo:font-size="12pt" fo:font-weight="bold" officeooo:rsid="00191836" officeooo:paragraph-rsid="00191836" style:font-size-asian="10.5pt" style:font-weight-asian="bold" style:font-size-complex="12pt" style:font-weight-complex="bold"/>
    </style:style>
    <style:style style:name="P18" style:family="paragraph" style:parent-style-name="Standard">
      <style:text-properties style:font-name="Times New Roman1" fo:font-size="12pt" fo:font-weight="normal" officeooo:rsid="0015813e" officeooo:paragraph-rsid="0015813e" style:font-size-asian="10.5pt" style:font-weight-asian="normal" style:font-size-complex="12pt" style:font-weight-complex="normal"/>
    </style:style>
    <style:style style:name="P19" style:family="paragraph" style:parent-style-name="Standard">
      <style:text-properties style:font-name="Times New Roman1" fo:font-size="12pt" fo:font-weight="normal" officeooo:rsid="0015813e" officeooo:paragraph-rsid="001ba4b1" style:font-size-asian="10.5pt" style:font-weight-asian="normal" style:font-size-complex="12pt" style:font-weight-complex="normal"/>
    </style:style>
    <style:style style:name="P20" style:family="paragraph" style:parent-style-name="Standard">
      <style:text-properties style:font-name="Times New Roman1" fo:font-size="12pt" fo:font-weight="normal" officeooo:rsid="0016bfd0" officeooo:paragraph-rsid="00189e3f" style:font-size-asian="10.5pt" style:font-weight-asian="normal" style:font-size-complex="12pt" style:font-weight-complex="normal"/>
    </style:style>
    <style:style style:name="P21" style:family="paragraph" style:parent-style-name="Standard">
      <style:text-properties style:font-name="Times New Roman1" fo:font-size="12pt" fo:font-weight="normal" officeooo:rsid="00189e3f" officeooo:paragraph-rsid="00189e3f" style:font-size-asian="10.5pt" style:font-weight-asian="normal" style:font-size-complex="12pt" style:font-weight-complex="normal"/>
    </style:style>
    <style:style style:name="P22" style:family="paragraph" style:parent-style-name="Standard">
      <style:text-properties style:font-name="Times New Roman1" fo:font-size="12pt" fo:font-weight="normal" officeooo:rsid="00191836" officeooo:paragraph-rsid="00191836" style:font-size-asian="10.5pt" style:font-weight-asian="normal" style:font-size-complex="12pt" style:font-weight-complex="normal"/>
    </style:style>
    <style:style style:name="P23" style:family="paragraph" style:parent-style-name="Standard">
      <style:text-properties style:font-name="Times New Roman1" fo:font-size="12pt" fo:font-weight="normal" officeooo:rsid="00191836" officeooo:paragraph-rsid="001a0838" style:font-size-asian="10.5pt" style:font-weight-asian="normal" style:font-size-complex="12pt" style:font-weight-complex="normal"/>
    </style:style>
    <style:style style:name="P24" style:family="paragraph" style:parent-style-name="Standard">
      <style:text-properties style:font-name="Times New Roman1" fo:font-size="12pt" fo:font-weight="normal" officeooo:rsid="00191836" officeooo:paragraph-rsid="001ba4b1" style:font-size-asian="10.5pt" style:font-weight-asian="normal" style:font-size-complex="12pt" style:font-weight-complex="normal"/>
    </style:style>
    <style:style style:name="P25" style:family="paragraph" style:parent-style-name="Standard">
      <style:text-properties style:font-name="Times New Roman1" fo:font-size="12pt" fo:font-weight="normal" officeooo:rsid="00191836" officeooo:paragraph-rsid="00212434" style:font-size-asian="10.5pt" style:font-weight-asian="normal" style:font-size-complex="12pt" style:font-weight-complex="normal"/>
    </style:style>
    <style:style style:name="P26" style:family="paragraph" style:parent-style-name="Standard">
      <style:text-properties style:font-name="Times New Roman1" fo:font-size="12pt" fo:font-weight="normal" officeooo:paragraph-rsid="00189e3f"/>
    </style:style>
    <style:style style:name="T1" style:family="text">
      <style:text-properties fo:font-style="italic"/>
    </style:style>
    <style:style style:name="T2" style:family="text">
      <style:text-properties fo:font-weight="bold"/>
    </style:style>
    <style:style style:name="T3" style:family="text">
      <style:text-properties officeooo:rsid="0011d06a"/>
    </style:style>
    <style:style style:name="T4" style:family="text">
      <style:text-properties officeooo:rsid="0015813e"/>
    </style:style>
    <style:style style:name="T5" style:family="text">
      <style:text-properties officeooo:rsid="001639d9"/>
    </style:style>
    <style:style style:name="T6" style:family="text">
      <style:text-properties fo:font-variant="normal" fo:text-transform="none" fo:color="#000000" style:font-name="monospace" fo:font-size="14pt" fo:letter-spacing="normal" fo:font-style="normal" fo:font-weight="normal" officeooo:rsid="001ba4b1" style:font-weight-asian="normal" style:font-weight-complex="normal"/>
    </style:style>
    <style:style style:name="T7" style:family="text">
      <style:text-properties officeooo:rsid="0016bfd0" style:font-size-asian="10.5pt" style:font-weight-asian="normal" style:font-size-complex="12pt" style:font-weight-complex="normal"/>
    </style:style>
    <style:style style:name="T8" style:family="text">
      <style:text-properties officeooo:rsid="0017b3ea" style:font-size-asian="10.5pt" style:font-weight-asian="normal" style:font-size-complex="12pt" style:font-weight-complex="normal"/>
    </style:style>
    <style:style style:name="T9" style:family="text">
      <style:text-properties officeooo:rsid="00189e3f" style:font-size-asian="10.5pt" style:font-weight-asian="normal" style:font-size-complex="12pt" style:font-weight-complex="normal"/>
    </style:style>
    <style:style style:name="T10" style:family="text">
      <style:text-properties officeooo:rsid="00191836"/>
    </style:style>
    <style:style style:name="T11" style:family="text">
      <style:text-properties officeooo:rsid="001a0838"/>
    </style:style>
    <style:style style:name="T12" style:family="text">
      <style:text-properties fo:font-weight="normal" style:font-weight-asian="normal" style:font-weight-complex="normal"/>
    </style:style>
    <style:style style:name="T13" style:family="text">
      <style:text-properties fo:font-weight="normal" officeooo:rsid="001b667f" style:font-weight-asian="normal" style:font-weight-complex="normal"/>
    </style:style>
    <style:style style:name="T14" style:family="text">
      <style:text-properties fo:font-weight="normal" officeooo:rsid="001ba4b1" style:font-weight-asian="normal" style:font-weight-complex="normal"/>
    </style:style>
    <style:style style:name="T15" style:family="text">
      <style:text-properties fo:font-weight="normal" officeooo:rsid="001a0838" style:font-weight-asian="normal" style:font-weight-complex="normal"/>
    </style:style>
    <style:style style:name="T16" style:family="text">
      <style:text-properties fo:font-weight="normal" officeooo:rsid="001cd342" style:font-weight-asian="normal" style:font-weight-complex="normal"/>
    </style:style>
    <style:style style:name="T17" style:family="text">
      <style:text-properties officeooo:rsid="001b667f"/>
    </style:style>
    <style:style style:name="T18" style:family="text">
      <style:text-properties officeooo:rsid="001ba4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9">Vysoké učení technické v Brně</text:p>
      <text:p text:style-name="P8">Fakulta informačních technologií</text:p>
      <text:p text:style-name="P3"/>
      <text:p text:style-name="P3"/>
      <text:p text:style-name="P3"/>
      <text:p text:style-name="P10">Databázové systémy 2018/2019</text:p>
      <text:p text:style-name="P4"/>
      <text:p text:style-name="P4"/>
      <text:p text:style-name="P7"><text:span text:style-name="T1">Projekt č.: </text:span>6</text:p>
      <text:p text:style-name="P7"><text:span text:style-name="T1">Název projektu: </text:span><text:span text:style-name="T2">Pekárna</text:span></text:p>
      <text:p text:style-name="P5"/>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ukáš Drahník (xdrahn00)<text:tab/><text:tab/><text:tab/><text:tab/><text:tab/><text:tab/><text:tab/><text:tab/><text:span text:style-name="T3">24</text:span>. <text:span text:style-name="T3">dubna</text:span> 2018</text:p>
      <text:p text:style-name="Standard"/>
      <text:p text:style-name="Standard"/>
      <text:p text:style-name="Standard"/>
      <text:p text:style-name="Standard"/>
      <text:p text:style-name="Standard"/>
      <text:p text:style-name="Standard"><text:soft-page-break/></text:p>
      <text:p text:style-name="P14"><text:span text:style-name="T4">1. Návrh databáze</text:span></text:p>
      <text:p text:style-name="P14"/>
      <text:p text:style-name="P19"><text:tab/>Návrh databáze vychází z přiloženého ER diagramu. <text:span text:style-name="T18">Při </text:span>testování <text:span text:style-name="T5">byl zjištěn jeden nedostatek a to navržené spojení objednávky s pečivem. Byla dovytvořena tabulka spojující objednávku a pečivo. Tato tabulka byla obohacena o novou položku množství. Ve výsledku je tedy v databázi pečivo označené například jako rohlík uvedeno jenom jednou a každá objednávka na něj může odkazovat s již specifickým počtem uvedeným v položce množství. Jde o stejný návrh jakým bylo vytvořeno spojení suroviny a pečiva pomocí tabulky mnozstvi.</text:span></text:p>
      <text:p text:style-name="P18"/>
      <text:p text:style-name="P17">2. EXPLAIN PLAN a vytvoření indexů</text:p>
      <text:p text:style-name="P22"/>
      <text:p text:style-name="P23"><text:tab/><text:span text:style-name="T11">Index se přidává pomocí příkazu CREATE INDEX &lt;name&gt; ON &lt;table_name&gt;(&lt;columns&gt;). Co to znamená, když se přidá index? Znamená to, že když budeme například pomocí uvedeného dotazu <text:tab/>vyhledávat pouze konkrétní sloupec, sloupce v tabulce, bude se bez indexu přistupovat pomocí TABLE ACCESS FULL, ted pomalá varianta, s použitím indexu a tedy vytvoření další tabulky se bude hledat pomocí INDEX RANGE SCAN, jelikož je to rychlejší varianta a auto-optimalizátor ji při vykonávání dotazu zvolí. Při vytváření indexu pro konkrétní dotaz nás tedy zajímá, aby byly zahrnuty všechny sloupce, které potřebujeme a pokud možno nic navíc. Pokud by nebyly zahrnuty všechny sloupce, tak je nutné poté přistoupit skrze odkaz opět do úplné tabulky.</text:span></text:p>
      <text:p text:style-name="P18"/>
      <text:p text:style-name="P16"><text:span text:style-name="T10">3. </text:span>Materializovaný pohled</text:p>
      <text:p text:style-name="P18"/>
      <text:p text:style-name="P21"><text:tab/>Materializovaný pohled se vytváří a ruší stejně jako ostatní struktury pomocí CREATE MATERIALIZED VIEW AS kde poté následuje konkrétní dotaz pro konkrétní data a DROP MATERIALIZED VIEW &lt;name&gt;. Aby byl materializovaný pohled aktuální je nutné jeho data obnovovat pomocí REFRESH.</text:p>
      <text:p text:style-name="P21"><text:tab/>Účel vytváření materializovaného pohledu je <text:span text:style-name="T10">v </text:span>urychlení vyhledávání nad daty, která se například často nemění a samotná distribuce dat, aniž by byla dotazována originální tabulka.</text:p>
      <text:p text:style-name="P21"><text:tab/>Často jsou považovány Snapshot a Materialized view za rozdílné <text:span text:style-name="T10">přístupy</text:span>, ale není tomu tak, <text:span text:style-name="T10">v</text:span> případě Snapshotu jde pouze o zastaralý výraz.</text:p>
      <text:p text:style-name="P21"><text:tab/><text:span text:style-name="T10">Stejně jako si můžeme uložit materializovaný pohled, tak můžeme uložit pouze pohled, VIEW, tedy bez dat.</text:span></text:p>
      <text:p text:style-name="P18"/>
      <text:p text:style-name="P15"><text:span text:style-name="T10">4</text:span>. Transakce</text:p>
      <text:p text:style-name="P15"/>
      <text:p text:style-name="P26"><text:span text:style-name="T7"><text:tab/>Na ukázku je ve skriptu uvedena transakce </text:span><text:span text:style-name="T8">s názvem ukazkova_transakce</text:span><text:span text:style-name="T7">, která na začátek ukončuje všechny předcházející transakce pomocí COMMIT, </text:span><text:span text:style-name="T9">nastuje název pomocí SET TRANSACTION</text:span><text:span text:style-name="T7"> </text:span><text:span text:style-name="T9">a dále upravuje</text:span><text:span text:style-name="T7"> cenu pečiva, v průběhu transakce dojde ke změně ceny pečiva vícekrát a pokaždé je zde vytvořen “záchytný bod” pomocí SAVEPOINT. </text:span><text:span text:style-name="T9">Pokud by transakce řádky neměnila, ale pouze četla, je vhodné uvést, že je transakce pouze READ ONLY. <text:s/>V případě posledního COMMIT by v případě READ ONLY nedošlo k žádné permanentní změně.</text:span></text:p>
      <text:p text:style-name="P20"><text:tab/>Při jakékoliv práci s řádky tabulky/tabulkou jsou použity zámky znemožňující změnu jinému uživateli při přístupu ke stejné databázi, ke stejnému řádku. Zámky se používají průběžně, ale samotná transakce se provede až po ukončení pomocí COMMIT. Průběh transakce můžeme stornovat až na začátek pomocí ROLLBACK, případně pomocí ROLLBACK TO SAVEPOINT se vrátit na konkrétní záchytný bod viz. vysvětleno výše. Pokud by jiná paralelní transakce chtěla přistoupit k jinému řádku než upravujeme, je to samozřejmě možné, na jiný řádek zde není žádný lock.</text:p>
      <text:p text:style-name="P15"/>
      <text:p text:style-name="P11"><text:tab/></text:p>
      <text:p text:style-name="P11"/>
      <text:p text:style-name="P12"><text:soft-page-break/><text:span text:style-name="T18">5. Závěr a p</text:span>ostřehy <text:span text:style-name="T17">z vypracování projektu</text:span></text:p>
      <text:p text:style-name="P12"/>
      <text:p text:style-name="P12"><text:tab/><text:span text:style-name="T13">P</text:span><text:span text:style-name="T12">ři vytváření indexu za pomoci EXPLAIN PLAN lze </text:span><text:span text:style-name="T13">za důkaz úspěšnosti </text:span><text:span text:style-name="T12">mimo upravený návrh provedení dotazu považovat změření urychleného dotazu. Stopování dotazů se zapne příkazem SET TIMING </text:span><text:span text:style-name="T13">ON/OFF</text:span><text:span text:style-name="T12">;.</text:span></text:p>
      <text:p text:style-name="P13"><text:span text:style-name="T15"><text:tab/></text:span><text:span text:style-name="T14">Je vhodné obzvlášť složitější procedury aj. </text:span><text:span text:style-name="T16">d</text:span><text:span text:style-name="T14">ebugovat pomocí DBMS_OUTPUT.put_line(…).</text:span></text:p>
      <text:p text:style-name="P24"><text:span text:style-name="T18"><text:tab/>Výstup EXPLAIN PLAN je možné v sqldeveloper vidět pomocí Explain plan(F10) nebo příkazu SELECT * FROM TABLE(DBMS_XPLAN.DISPLAY);.</text:span></text:p>
      <text:p text:style-name="P25"><text:span text:style-name="T18"><text:tab/></text:span>Je možné si zobrazit všechny uložené materializované pohledy pomocí příkazu SELECT *</text:p>
      <text:p text:style-name="P25">FROM all_snapsh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menlo" svg:font-family="menlo, monaco, 'Courier New', Courier, mono, 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20:07.243532456</meta:creation-date>
    <dc:date>2018-05-01T13:00:00.685704440</dc:date>
    <meta:editing-duration>PT47M28S</meta:editing-duration>
    <meta:editing-cycles>11</meta:editing-cycles>
    <meta:generator>LibreOffice/5.1.6.2$Linux_X86_64 LibreOffice_project/10m0$Build-2</meta:generator>
    <meta:document-statistic meta:table-count="0" meta:image-count="0" meta:object-count="0" meta:page-count="3" meta:paragraph-count="25" meta:word-count="562" meta:character-count="3836" meta:non-whitespace-character-count="3276"/>
  </office:meta>
</office:document-meta>
</file>